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0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1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2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3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7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21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22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29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37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38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39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0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1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2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3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P1" style:family="paragraph">
      <style:paragraph-properties fo:line-height="100.00%" fo:text-align="left" fo:margin-top="7.00pt" fo:margin-bottom="6.00p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00.00%" fo:text-align="left" fo:margin-top="7.00pt" fo:margin-bottom="6.00pt"/>
    </style:style>
    <style:style style:name="P4" style:family="paragraph">
      <style:paragraph-properties fo:line-height="100.00%" fo:text-align="left" fo:margin-top="7.00pt" fo:margin-bottom="6.00pt"/>
    </style:style>
    <style:style style:name="P5" style:family="paragraph">
      <style:paragraph-properties fo:line-height="100.00%" fo:text-align="left" fo:margin-top="7.00pt" fo:margin-bottom="6.00pt"/>
    </style:style>
    <style:style style:name="P6" style:family="paragraph">
      <style:paragraph-properties fo:line-height="100.00%" fo:text-align="left" fo:margin-top="7.00pt" fo:margin-bottom="6.00pt"/>
    </style:style>
    <style:style style:name="P7" style:family="paragraph">
      <style:paragraph-properties fo:line-height="100.00%" fo:text-align="left" fo:margin-top="7.00pt" fo:margin-bottom="6.00pt"/>
    </style:style>
    <style:style style:name="P8" style:family="paragraph">
      <style:paragraph-properties fo:line-height="100.00%" fo:text-align="left" fo:margin-top="7.00pt" fo:margin-bottom="6.00pt"/>
    </style:style>
    <style:style style:name="P9" style:family="paragraph">
      <style:paragraph-properties fo:line-height="100.00%" fo:text-align="left" fo:margin-top="7.00pt" fo:margin-bottom="6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top="7.00pt" fo:margin-bottom="6.00pt"/>
    </style:style>
    <style:style style:name="P11" style:family="paragraph">
      <style:paragraph-properties fo:line-height="100.00%" fo:text-align="left" fo:margin-top="7.00pt" fo:margin-bottom="6.00pt"/>
    </style:style>
  </office:automatic-styles>
  <office:body>
    <office:text>
      <text:p text:style-name="P1"><text:span text:style-name="T1">Вопросы<text:s/></text:span><text:span text:style-name="T2">💎</text:span></text:p>
      <text:p text:style-name="P1"><text:span text:style-name="T3">1.<text:s/></text:span><text:span text:style-name="T4">Какими способами можно объявлять массивы в JS? <text:line-break/></text:span><text:span text:style-name="T5">let arr = [];</text:span></text:p>
      <text:p text:style-name="P1"><text:span text:style-name="T5">let arr = newArr();</text:span><text:span text:style-name="T6"/></text:p>
      <text:p text:style-name="P1"><text:span text:style-name="T6">2. Приведите 3 примера, из тех, которые не были озвучены в материалах, что могло бы быть массивом? </text:span></text:p>
      <text:p text:style-name="P2"><text:span text:style-name="T7">Чипсы в банке Принглс)<text:line-break/>Очередь за хлебом<text:line-break/>Музыкальный плейлист<text:line-break/>Папка с фильмами в компьютере<text:line-break/>Шоты в баре)<text:line-break/></text:span><draw:frame text:anchor-type="as-char" svg:width="102.83mm" svg:height="25.58mm" style:rel-width="scale" style:rel-height="scale"><draw:object-ole xlink:href="OleObj1"/><draw:image xlink:href="ObjectReplacements/OleObj1"/></draw:frame><text:span text:style-name="T7"/></text:p>
      <text:p text:style-name="P3"><text:span text:style-name="T8"/></text:p>
      <text:p text:style-name="P3"><text:span text:style-name="T8">3. Каким еще способом, кроме `pop` и `shift` можно удалять элементы из массивов?<text:line-break/></text:span><text:span text:style-name="T9">Можно задать<text:s/></text:span><text:span text:style-name="T10">arr.length = 3<text:s/></text:span><text:span text:style-name="T11">и массив обрежется до трех первых элементов, можно написать<text:s/></text:span><text:span text:style-name="T12">arr.length=0<text:s/></text:span><text:span text:style-name="T13"><text:s/>и массив очистится полностью</text:span><text:span text:style-name="T14"/></text:p>
      <text:p text:style-name="P3"><text:span text:style-name="T14">4. Можно ли пропускать части **for**? Что получится, если написать `for(;;)`? <text:line-break/></text:span><text:span text:style-name="T15">for</text:span><text:span text:style-name="T16">(начало, условие, шаг) - можно пропустить начало и шаг, а если пропусть все, то получится<text:s/></text:span><text:span text:style-name="T17">for(;;) -<text:s/></text:span><text:span text:style-name="T18">бесконечный цикл</text:span><text:span text:style-name="T19"/></text:p>
      <text:p text:style-name="P3"><text:span text:style-name="T19">5. Самостоятельно разберитесь, как работает цикл while и приведите два примера кода с его использованием.<text:line-break/></text:span><text:span text:style-name="T20">Код из тела цикла<text:s/></text:span><text:span text:style-name="T21">{}</text:span><text:span text:style-name="T22"><text:s/>выполняется, пока условие () истинно.</text:span><text:span text:style-name="T23"/></text:p>
      <text:p text:style-name="P4"><draw:frame text:anchor-type="as-char" svg:width="39.33mm" svg:height="19.76mm" style:rel-width="scale" style:rel-height="scale"><draw:object-ole xlink:href="OleObj2"/><draw:image xlink:href="ObjectReplacements/OleObj2"/></draw:frame><draw:frame text:anchor-type="as-char" svg:width="27.69mm" svg:height="22.40mm" style:rel-width="scale" style:rel-height="scale"><draw:object-ole xlink:href="OleObj3"/><draw:image xlink:href="ObjectReplacements/OleObj3"/></draw:frame><text:span text:style-name="T23">￼</text:span><text:span text:style-name="T24">￼</text:span><text:span text:style-name="T25"/></text:p>
      <text:p text:style-name="P4"><text:span text:style-name="T25"><text:line-break/>6. Какой получится массив, если создать его вот так `new Array(5)`?</text:span></text:p>
      <text:p text:style-name="P5"><text:span text:style-name="T26">Получится массив с заданной длинной 5 но без элементов</text:span><text:span text:style-name="T27"/></text:p>
      <text:p text:style-name="P5"><text:span text:style-name="T27">7. Как вывести чётные числа от 2 до 10 при помощи цикла for?</text:span></text:p>
      <text:p text:style-name="P6"><draw:frame text:anchor-type="as-char" svg:width="68.79mm" svg:height="29.63mm" style:rel-width="scale" style:rel-height="scale"><draw:object-ole xlink:href="OleObj4"/><draw:image xlink:href="ObjectReplacements/OleObj4"/></draw:frame><text:span text:style-name="T27"/></text:p>
      <text:p text:style-name="P6"><text:span text:style-name="T27"><text:line-break/>8. Каков будет результат выполнения этого кода? Почему?</text:span></text:p>
      <text:p text:style-name="P7"><text:span text:style-name="T27"><text:s/></text:span><draw:frame text:anchor-type="as-char" svg:width="55.03mm" svg:height="47.63mm" style:rel-width="scale" style:rel-height="scale"><draw:object-ole xlink:href="OleObj5"/><draw:image xlink:href="ObjectReplacements/OleObj5"/></draw:frame><text:span text:style-name="T27"/></text:p>
      <text:p text:style-name="P8"><text:span text:style-name="T27"><text:s/></text:span><text:span text:style-name="T28">a,b,function(){alert(arr);}</text:span></text:p>
      <text:p text:style-name="P8"><text:span text:style-name="T28"><text:line-break/></text:span><text:span text:style-name="T29">В существующий массив добавлено обьявление функции, которая выводит этот массив. Затем вызвана функция из массива при помощи квадратных скобок с указанием индекса - ее положения в массиве. Функция запустилась и вывела содержимое массива с собой в том числе</text:span><text:span text:style-name="T30"/></text:p>
      <text:p text:style-name="P9"><text:span text:style-name="T30">9. Три основных способа перебора элементов массива?</text:span></text:p>
      <text:list text:style-name="L10">
        <text:list-item>
          <text:p text:style-name="P10"><text:span text:style-name="T31">Цикл for </text:span></text:p>
        </text:list-item>
        <text:list-item>
          <text:p text:style-name="P10"><text:span text:style-name="T31">Цикл for ... of</text:span></text:p>
        </text:list-item>
        <text:list-item>
          <text:p text:style-name="P10"><text:span text:style-name="T31">Метод forEach</text:span></text:p>
        </text:list-item>
      </text:list>
      <text:p text:style-name="P11"><text:span text:style-name="T32">10. Как можно выбрать все инпуты из вашей формы регистрации из прошлого ДЗ с помощью `querySelector*`?</text:span></text:p>
      <text:p text:style-name="P11"><text:span text:style-name="T33">document.querySelectorAll("form input")</text:span><text:span text:style-name="T34"/></text:p>
      <text:p text:style-name="P11"><text:span text:style-name="T34">11. Самостоятельно разберитесь, как можно проще всего сделать сортировку в массиве на JS? *Пожалуйста, не усложняйте ответ на этот вопрос*<text:s/></text:span><text:span text:style-name="T35">😸</text:span></text:p>
      <text:p text:style-name="P11"><text:span text:style-name="T36">let</text:span><text:span text:style-name="T37"><text:s/></text:span><text:span text:style-name="T38">arr</text:span><text:span text:style-name="T39"><text:s/>= [];</text:span></text:p>
      <text:p text:style-name="P11"><text:span text:style-name="T40">let</text:span><text:span text:style-name="T41"><text:s/>sortedArr =<text:s/></text:span><text:span text:style-name="T42">arr</text:span><text:span text:style-name="T43">.sort();</text:span><text:span text:style-name="T44"/></text:p>
      <text:p text:style-name="P11"><text:span text:style-name="T44">12.<text:s/></text:span><text:span text:style-name="T45">Как можно принудительно остановить выполнение цикла?</text:span></text:p>
      <text:p text:style-name="P11"><text:span text:style-name="T46">break</text:span><text:span text:style-name="T47"/></text:p>
      <text:p text:style-name="P11"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